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MT" fo:font-size="12pt" fo:font-weight="normal" style:font-size-asian="12pt" style:font-weight-asian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MT" fo:font-size="12pt" fo:font-weight="normal" style:font-size-asian="12pt" style:font-weight-asian="normal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ArialMT" fo:font-size="12pt" fo:font-weight="normal" style:font-size-asian="12pt" style:font-weight-asian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MT" fo:font-size="12pt" fo:font-weight="bold" style:font-size-asian="12pt" style:font-weight-asian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MT" fo:font-size="8pt" fo:font-weight="normal" style:font-size-asian="8pt" style:font-weight-asian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MT" fo:font-size="10pt" fo:font-weight="normal" officeooo:paragraph-rsid="001f53b8" style:font-size-asian="10pt" style:font-weight-asian="normal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MT" fo:font-size="10pt" fo:font-weight="bold" style:font-size-asian="10pt" style:font-weight-asian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1.993cm" style:type="center"/>
        </style:tab-stops>
      </style:paragraph-properties>
    </style:style>
    <style:style style:name="P11" style:family="paragraph" style:parent-style-name="Standard">
      <style:paragraph-properties fo:text-align="justify" style:justify-single-word="false"/>
      <style:text-properties officeooo:paragraph-rsid="001ed113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>
        <style:tab-stops>
          <style:tab-stop style:position="11.993cm" style:type="center"/>
        </style:tab-stops>
      </style:paragraph-properties>
    </style:style>
    <style:style style:name="P14" style:family="paragraph" style:parent-style-name="Standard">
      <style:text-properties style:font-name="Arial" officeooo:paragraph-rsid="001ed113"/>
    </style:style>
    <style:style style:name="P15" style:family="paragraph" style:parent-style-name="Standard">
      <style:paragraph-properties fo:margin-left="0cm" fo:margin-right="-0.61cm" fo:text-indent="0cm" style:auto-text-indent="false">
        <style:tab-stops>
          <style:tab-stop style:position="0cm"/>
        </style:tab-stops>
      </style:paragraph-properties>
    </style:style>
    <style:style style:name="P16" style:family="paragraph" style:parent-style-name="Standard">
      <style:paragraph-properties fo:margin-left="0cm" fo:margin-right="-0.61cm" fo:text-indent="0cm" style:auto-text-indent="false">
        <style:tab-stops>
          <style:tab-stop style:position="0cm"/>
          <style:tab-stop style:position="4.514cm" style:type="center"/>
        </style:tab-stops>
      </style:paragraph-properties>
      <style:text-properties fo:color="#000000" style:font-name="ArialMT" fo:font-size="12pt" fo:font-weight="normal" style:font-size-asian="12pt" style:font-weight-asian="normal"/>
    </style:style>
    <style:style style:name="P17" style:family="paragraph" style:parent-style-name="Standard">
      <style:paragraph-properties fo:margin-left="11.24cm" fo:margin-right="-0.021cm" fo:text-align="justify" style:justify-single-word="false" fo:text-indent="0cm" style:auto-text-indent="false"/>
      <style:text-properties fo:color="#000000" style:font-name="ArialMT" fo:font-size="6pt" fo:font-weight="normal" style:font-size-asian="6pt" style:font-weight-asian="normal"/>
    </style:style>
    <style:style style:name="P18" style:family="paragraph" style:parent-style-name="Standard">
      <style:paragraph-properties fo:margin-left="1.27cm" fo:margin-right="-0.021cm" fo:text-align="justify" style:justify-single-word="false" fo:text-indent="-0.635cm" style:auto-text-indent="false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" officeooo:paragraph-rsid="001ed113"/>
    </style:style>
    <style:style style:name="P20" style:family="paragraph" style:parent-style-name="Standard">
      <style:paragraph-properties fo:margin-left="0.63cm" fo:margin-right="-0.021cm" fo:text-align="justify" style:justify-single-word="false" fo:text-indent="0cm" style:auto-text-indent="false"/>
      <style:text-properties fo:color="#000000" style:font-name="ArialMT" fo:font-size="8pt" fo:font-weight="normal" style:font-size-asian="8pt" style:font-weight-asian="normal"/>
    </style:style>
    <style:style style:name="P21" style:family="paragraph" style:parent-style-name="Standard">
      <style:paragraph-properties fo:margin-left="1.249cm" fo:margin-right="-0.021cm" fo:text-align="justify" style:justify-single-word="false" fo:text-indent="0cm" style:auto-text-indent="false"/>
      <style:text-properties fo:color="#000000" style:font-name="ArialMT" fo:font-size="8pt" fo:font-weight="normal" style:font-size-asian="8pt" style:font-weight-asian="normal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MT" fo:font-size="12pt" fo:font-weight="bold" style:font-size-asian="12pt" style:font-weight-asian="bold"/>
    </style:style>
    <style:style style:name="T1" style:family="text">
      <style:text-properties fo:color="#000000" style:font-name="ArialMT" fo:font-size="12pt" fo:font-weight="normal" style:font-size-asian="12pt" style:font-weight-asian="normal"/>
    </style:style>
    <style:style style:name="T2" style:family="text">
      <style:text-properties fo:color="#000000" style:font-name="ArialMT" fo:font-size="8pt" fo:font-weight="normal" style:font-size-asian="8pt" style:font-weight-asian="normal"/>
    </style:style>
    <style:style style:name="T3" style:family="text">
      <style:text-properties fo:color="#000000" style:text-position="super 58%" style:font-name="ArialMT" fo:font-size="12pt" fo:font-weight="normal" style:font-size-asian="12pt" style:font-weight-asian="normal"/>
    </style:style>
    <style:style style:name="T4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5" style:family="text">
      <style:text-properties fo:color="#000000" fo:font-size="12pt" fo:letter-spacing="normal" fo:font-weight="normal" style:letter-kerning="true" style:font-size-asian="12pt" style:font-weight-asian="normal"/>
    </style:style>
    <style:style style:name="T6" style:family="text">
      <style:text-properties fo:color="#000000" fo:font-size="12pt" fo:font-weight="normal" style:font-size-asian="12pt" style:font-weight-asian="normal"/>
    </style:style>
    <style:style style:name="T7" style:family="text">
      <style:text-properties fo:color="#000000" fo:font-size="12pt" fo:font-weight="bold" style:font-size-asian="12pt" style:font-weight-asian="bold" style:font-weight-complex="bold"/>
    </style:style>
    <style:style style:name="T8" style:family="text">
      <style:text-properties fo:color="#000000" style:font-name="Arial" fo:font-size="12pt" fo:font-weight="normal" style:font-size-asian="12pt" style:font-weight-asian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ICHIARAZIONE SOSTITUTIVA DI ATTO DI NOTORIETA’</text:p>
      <text:p text:style-name="P4">(Artt.21 e 47 DPR 28/12/2000 n. 445 e successive modificazioni ed integrazioni)</text:p>
      <text:p text:style-name="P1"/>
      <text:p text:style-name="P14"><text:span text:style-name="T4">I</text:span>o sottoscritt{%= @oa %} <text:span text:style-name="T9">{%= @persona.nome %} {%= @persona.cognome %}</text:span>, codice fiscale <text:span text:style-name="T9">{%= @persona.codice_fiscale %}</text:span>,</text:p>
      <text:p text:style-name="P14">nat{%= @oa%} a <text:span text:style-name="T9">{%= @persona.comune_nascita %}</text:span> il <text:span text:style-name="T9">{%= @persona.data_nascita.lformat(:short) %}</text:span>, </text:p>
      <text:p text:style-name="P19"><text:span text:style-name="T6">residente a </text:span><text:span text:style-name="T7">{%= @persona.indirizzo_residenza.comune %}</text:span><text:span text:style-name="T6"> in </text:span><text:span text:style-name="T7">{%= @persona.indirizzo_residenza.to_s %}</text:span><text:span text:style-name="T5">,</text:span></text:p>
      <text:p text:style-name="P15"><text:span text:style-name="T1">In qualità di </text:span><text:span text:style-name="T2">(1) </text:span><text:span text:style-name="T1">___________________________________________________________</text:span></text:p>
      <text:p text:style-name="P1"/>
      <text:p text:style-name="P2">consapevole delle responsabilità penali in caso di false dichiarazioni, così come espressamente stabilito dall’art. 76 del DPR 445/2000,</text:p>
      <text:p text:style-name="P1"/>
      <text:p text:style-name="P4">DICHIARO</text:p>
      <text:p text:style-name="P2"/>
      <text:p text:style-name="P12"><text:span text:style-name="T1">di aver ricevuto in pagamento da </text:span><text:span text:style-name="T3">(2)</text:span><text:span text:style-name="T1"> ___________________________________________</text:span></text:p>
      <text:p text:style-name="P3">_______________________________________________________________________</text:p>
      <text:p text:style-name="P3">nato a __________________________________________ il__________</text:p>
      <text:p text:style-name="P3">residente in_________________________Via__________________________, n_____</text:p>
      <text:p text:style-name="P3">la somma di €.____________________ corrispondente all’importo nominale, gli interessi legali, la penale e le spese di protesto dell’assegno bancario n._____________________ emmesso in data______________, a valere sul c/c n. ______________________in essere presso la Banca ___________________________________________________ </text:p>
      <text:p text:style-name="P3">filiale di ________________________________________________________________</text:p>
      <text:p text:style-name="P7">Dichiaro di essere informat<text:span text:style-name="T10">{%= @oa %} </text:span>e autorizzo, ai sensi e per gli effetti di cui all’art.13 del D.Lgs. 30.06.2003 n.196, che i dati personali raccolti saranno trattati nell’ambito del procedimento per il quale la presente dichiarazione viene resa.</text:p>
      <text:p text:style-name="P2"/>
      <text:p text:style-name="P11"><text:span text:style-name="T1">Addì</text:span><text:span text:style-name="T8"> {%= @data %}</text:span></text:p>
      <text:p text:style-name="P16"/>
      <text:p text:style-name="P13"><text:span text:style-name="T1"><text:tab/>IL DICHIARANTE</text:span><text:span text:style-name="T2"><text:tab/></text:span></text:p>
      <text:p text:style-name="P10"><text:span text:style-name="T2"><text:tab/></text:span><text:span text:style-name="T1">_________________</text:span></text:p>
      <text:p text:style-name="P2">*******************************************************************************************************</text:p>
      <text:p text:style-name="P5"/>
      <text:p text:style-name="P9">AUTENTICA</text:p>
      <text:p text:style-name="P6"/>
      <text:p text:style-name="P8">Ai sensi degli artt 4, comma 1 <text:s/>e 21, comma 2, <text:s/>del DPR 445/2000, attesto che le <text:s/>sottoscrizione di cui sopra, <text:s text:c="2"/>è stata apposta <text:s/>in mia presenza dall’interessato Sig./ra <text:s/>________________________________________, </text:p>
      <text:p text:style-name="P8">previo accertamento della sua identità a mezzo di _____________________________________________</text:p>
      <text:p text:style-name="P8">Addì _______________________<text:tab/><text:tab/><text:tab/>IL DIPENDENTE INCARICATO DAL SINDACO</text:p>
      <text:p text:style-name="P8"><text:tab/><text:tab/><text:tab/><text:tab/><text:tab/><text:tab/><text:tab/>__________________________________________</text:p>
      <text:p text:style-name="P5"/>
      <text:p text:style-name="P20">_________________________________________________</text:p>
      <text:p text:style-name="P21">La firma deve essere autenticata presso qualsiasi pubblico ufficiale (dipendente comunale incaricato dal Sindaco, Notaio, Segretario Comunale e occorre apporre la marca da bollo</text:p>
      <text:p text:style-name="P17"/>
      <text:p text:style-name="P18"><text:span text:style-name="T3">(1)</text:span><text:span text:style-name="T2">Se ne ricorre il caso, indicare la qualità di legale rappresentante e la Ditta, Ente o persona rappresentata</text:span></text:p>
      <text:p text:style-name="P18"><text:span text:style-name="T3">(2)</text:span><text:span text:style-name="T2">Indicare le generalità complete e, se ne ricorre il caso, indicare la qualità di legale rappresentante e la Ditta, Ente o persona rappresenta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3cm" fo:margin-bottom="1.586cm" fo:margin-left="2cm" fo:margin-right="2cm" style:writing-mode="lr-tb" style:layout-grid-color="#c0c0c0" style:layout-grid-lines="2621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MacOSX_X86_64 LibreOffice_project/8a35821d8636a03b8bf4e15b48f59794652c68ba</meta:generator>
    <meta:editing-duration>PT2M12S</meta:editing-duration>
    <meta:editing-cycles>2</meta:editing-cycles>
    <meta:creation-date>2015-09-29T13:56:20.681343000</meta:creation-date>
    <dc:date>2015-09-29T13:56:21.775889000</dc:date>
    <meta:document-statistic meta:table-count="0" meta:image-count="0" meta:object-count="0" meta:page-count="1" meta:paragraph-count="28" meta:word-count="290" meta:character-count="2666" meta:non-whitespace-character-count="2382"/>
  </office:meta>
</office:document-meta>
</file>